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Yekan" svg:font-family="BYekan, 00BYeka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.4925in" fo:margin-right="0in" fo:text-align="end" style:justify-single-word="false" fo:orphans="2" fo:widows="2" fo:text-indent="0in" style:auto-text-indent="false"/>
      <style:text-properties officeooo:paragraph-rsid="000cc302"/>
    </style:style>
    <style:style style:name="T1" style:family="text">
      <style:text-properties style:font-name="BYekan" fo:font-size="10.5pt" fo:font-style="normal" fo:font-weight="normal"/>
    </style:style>
    <style:style style:name="T2" style:family="text">
      <style:text-properties officeooo:rsid="000cc302"/>
    </style:style>
    <style:style style:name="T3" style:family="text">
      <style:text-properties fo:font-variant="normal" fo:text-transform="none" fo:color="#000000" fo:letter-spacing="normal" style:font-name-complex="BYekan" style:font-size-complex="10.5pt" style:font-style-complex="normal" style:font-weight-complex="normal"/>
    </style:style>
    <style:style style:name="T4" style:family="text">
      <style:text-properties fo:font-variant="normal" fo:text-transform="none" fo:color="#000000" fo:letter-spacing="normal" officeooo:rsid="000cc302" style:font-name-complex="BYekan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font-name="BYekan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BYekan" fo:font-size="10.5pt" fo:letter-spacing="normal" fo:font-style="normal" fo:font-weight="normal" officeooo:rsid="000cc3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بعد از اتمام کار و نهایی شدن کد </text:span><text:span text:style-name="T4">در</text:span><text:span text:style-name="T3"> یک شاخه </text:span><text:span text:style-name="T4">ی فرعی (مثلا توسعه)</text:span><text:span text:style-name="T3">، لازم می‌شه که کدهای اون شاخه با یک شاخه‌ی دیگه </text:span><text:span text:style-name="T5">(</text:span><text:span text:style-name="T3">معمولاً </text:span><text:span text:style-name="T6">شاخه اصلی</text:span><text:span text:style-name="T5">) </text:span><text:span text:style-name="T3">ترکیب شه</text:span><text:span text:style-name="T5">. </text:span><text:span text:style-name="T3">گاهی اوقات هم می‌خوایم تغییراتی که در یک شاخه‌ سومی </text:span><text:span text:style-name="T4">(مثل شاخه مربوط به توسعه های بعدی)</text:span><text:span text:style-name="T3"> وجود داره رو وارد شاخه‌ای که درحال کار رو</text:span><text:span text:style-name="T4">ی آن</text:span><text:span text:style-name="T3"> هستیم </text:span><text:span text:style-name="T4">ب</text:span><text:span text:style-name="T3">کنیم</text:span><text:span text:style-name="T5">. </text:span><text:span text:style-name="T3">در این مواقع باید از دستور </text:span><text:span text:style-name="T6">مرج</text:span><text:span text:style-name="T5"> </text:span><text:span text:style-name="T3">استفاده کنیم</text:span><text:span text:style-name="T5">. </text:span><text:span text:style-name="T3">برای </text:span><text:span text:style-name="T6">مرج</text:span><text:span text:style-name="T5"> </text:span><text:span text:style-name="T3">اول باید وارد شاخه‌ی مقصد </text:span><text:span text:style-name="T4">ی</text:span><text:span text:style-name="T3">شیم</text:span><text:span text:style-name="T5"> </text:span><text:span text:style-name="T3">و سپس با دستور مناسب شاخه‌ی ثانویه رو با مقصد ترکیب کنیم</text:span></text:p>
      <text:p text:style-name="P2"><text:span text:style-name="T6">کانفلیکت هم به تداخلات حین کامیت کردن یا مرج گفته میشه. به این صورت که تغییرات روی نسخه ای از کد انجام شده و قراره روی شاخه بشینه که با نسخه حاضر مطابقت نداره. لذا گیت ارور کانفلیکت میده. یکی از راه های برطرف کردنش با ری بیس کردن و دوباره پووش کردن است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Yekan" svg:font-family="BYekan, 00BYeka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8:41:09.363519640</meta:creation-date>
    <dc:date>2022-07-12T18:48:03.688891572</dc:date>
    <meta:editing-duration>PT6M55S</meta:editing-duration>
    <meta:editing-cycles>1</meta:editing-cycles>
    <meta:document-statistic meta:table-count="0" meta:image-count="0" meta:object-count="0" meta:page-count="1" meta:paragraph-count="2" meta:word-count="142" meta:character-count="672" meta:non-whitespace-character-count="532"/>
    <meta:generator>LibreOffice/6.4.7.2$Linux_X86_64 LibreOffice_project/40$Build-2</meta:generator>
  </office:meta>
</office:document-meta>
</file>